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hyphenation-ladder-count="no-limit"/>
      <style:text-properties style:text-underline-style="none" fo:font-weight="normal" officeooo:rsid="001f3321" officeooo:paragraph-rsid="001f3321" style:font-weight-asian="normal" style:font-weight-complex="normal" fo:hyphenate="true" fo:hyphenation-remain-char-count="2" fo:hyphenation-push-char-count="2"/>
    </style:style>
    <style:style style:name="P2" style:family="paragraph" style:parent-style-name="Standard">
      <style:paragraph-properties fo:text-align="justify" style:justify-single-word="false" fo:hyphenation-ladder-count="no-limit"/>
      <style:text-properties style:text-underline-style="none" fo:font-weight="normal" officeooo:rsid="002996f3" officeooo:paragraph-rsid="002996f3" style:font-weight-asian="normal" style:font-weight-complex="normal" fo:hyphenate="tru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fo:hyphenation-ladder-count="no-limit"/>
      <style:text-properties style:text-underline-style="solid" style:text-underline-width="auto" style:text-underline-color="font-color" fo:font-weight="bold" officeooo:rsid="001f9179" officeooo:paragraph-rsid="001f9179" style:font-weight-asian="bold" style:font-weight-complex="bold" fo:hyphenate="tru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fo:hyphenation-ladder-count="no-limit"/>
      <style:text-properties style:text-underline-style="solid" style:text-underline-width="auto" style:text-underline-color="font-color" fo:font-weight="bold" officeooo:rsid="00200630" officeooo:paragraph-rsid="00200630" style:font-weight-asian="bold" style:font-weight-complex="bold" fo:hyphenate="true" fo:hyphenation-remain-char-count="2" fo:hyphenation-push-char-count="2"/>
    </style:style>
    <style:style style:name="P5" style:family="paragraph" style:parent-style-name="Standard">
      <style:paragraph-properties fo:text-align="justify" style:justify-single-word="false" fo:hyphenation-ladder-count="no-limit"/>
      <style:text-properties style:text-underline-style="solid" style:text-underline-width="auto" style:text-underline-color="font-color" fo:font-weight="bold" officeooo:rsid="001f3321" officeooo:paragraph-rsid="001f3321" style:font-weight-asian="bold" style:font-weight-complex="bold" fo:hyphenate="tru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/>
      <style:text-properties style:text-underline-style="solid" style:text-underline-width="auto" style:text-underline-color="font-color" fo:font-weight="bold" officeooo:rsid="0023797a" officeooo:paragraph-rsid="0023797a" style:font-weight-asian="bold" style:font-weight-complex="bold" fo:hyphenate="true" fo:hyphenation-remain-char-count="2" fo:hyphenation-push-char-count="2"/>
    </style:style>
    <style:style style:name="P7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text-underline-style="solid" style:text-underline-width="auto" style:text-underline-color="font-color" fo:font-weight="bold" officeooo:rsid="001f3321" officeooo:paragraph-rsid="001f3321" style:font-weight-asian="bold" style:font-weight-complex="bold" fo:hyphenate="tru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 fo:hyphenation-ladder-count="no-limit"/>
      <style:text-properties style:text-underline-style="none" fo:font-weight="normal" officeooo:rsid="0024f494" officeooo:paragraph-rsid="0024f494" style:font-weight-asian="normal" style:font-weight-complex="normal" fo:hyphenate="tru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 fo:hyphenation-ladder-count="no-limit"/>
      <style:text-properties style:text-underline-style="none" fo:font-weight="normal" officeooo:rsid="002df123" officeooo:paragraph-rsid="002df123" style:font-weight-asian="normal" style:font-weight-complex="normal" fo:hyphenate="true" fo:hyphenation-remain-char-count="2" fo:hyphenation-push-char-count="2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210cec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2266ce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23797a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24e664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26a666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281477" style:font-style-asian="normal" style:font-weight-asian="normal" style:font-style-complex="normal" style:font-weight-complex="normal"/>
    </style:style>
    <style:style style:name="T11" style:family="text">
      <style:text-properties officeooo:rsid="0024f4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AC 300 – Métodos Numéricos de Álgebra Linear</text:p>
      <text:p text:style-name="P5">Nome<text:span text:style-name="T1">: </text:span><text:span text:style-name="T2">Vítor Kei Taira Tamada</text:span></text:p>
      <text:p text:style-name="P5">NUSP<text:span text:style-name="T1">:</text:span><text:span text:style-name="T2"> 8516250</text:span></text:p>
      <text:p text:style-name="P1">Exercício-programa 3 – Matrizes ortogonais e o problema de quadrados mínimos</text:p>
      <text:p text:style-name="P1"/>
      <text:p text:style-name="P3">Relatório</text:p>
      <text:p text:style-name="P3"/>
      <text:p text:style-name="P4"><text:span text:style-name="T2">Comecei a trabalhar neste programa lendo o capítulo indicado no enunciado – </text:span><text:span text:style-name="T3">The Least Squares Problem</text:span><text:span text:style-name="T2">, do livro </text:span><text:span text:style-name="T3">Fundamentals of Matrix Computations</text:span><text:span text:style-name="T4">, </text:span><text:span text:style-name="T3">Second Edition</text:span><text:span text:style-name="T4">, de </text:span><text:span text:style-name="T3">David S. Watkins</text:span><text:span text:style-name="T4">. </text:span><text:span text:style-name="T5">Antes de tudo, </text:span><text:span text:style-name="T6">li rapidamente o capítulo para ter uma noção de seu conteúdo. Após saber onde as partes mais importantes se encontravam, </text:span><text:span text:style-name="T7">comecei a lê-las </text:span><text:span text:style-name="T9">melhor</text:span><text:span text:style-name="T7">.</text:span></text:p>
      <text:p text:style-name="P4"/>
      <text:p text:style-name="P6"><text:span text:style-name="T4">O primeiro trecho que li com mais cuidado foi o que explica a decomposição QR com refletor </text:span><text:span text:style-name="T8">uma vez que este aparenta ser o melhor </text:span><text:span text:style-name="T10">método </text:span><text:span text:style-name="T8">para a resolução do problema do EP</text:span><text:span text:style-name="T4">. Conforme lia a explicação, eu buscava as partes que entendia menos no resto do capítulo, até finalmente ter uma melhor compreensão de como a decomposição funciona e porque ela é melhor para resolver o problema de quadrados mínimos.</text:span></text:p>
      <text:p text:style-name="P6"/>
      <text:p text:style-name="P2">Implementei o código segundo as instruções presente no capítulo 3 do livro. Entretanto, a<text:span text:style-name="T11">o fim, o programa ainda apresenta alguns problemas que não consegui detectar onde estão precisamente.</text:span></text:p>
      <text:p text:style-name="P8">Todos os testes que rodei foram com as matrizes do EP1 (a1.dat, …, a7.dat) e nenhuma retornou o resultado esperado. Não cheguei a pensar em formas razoáveis de gerar os dados do problema pois não consegui ao menos obter a resposta dessas matrizes cuja solução é conhecida e fiquei sem tempo de corrigir os problemas que o programa apresenta.</text:p>
      <text:p text:style-name="P8"/>
      <text:p text:style-name="P9">Acredito que o código esteja bem comentado quanto aos passos que são execut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7:15:55.580527508</meta:creation-date>
    <dc:date>2015-11-22T10:53:28.130089438</dc:date>
    <meta:editing-duration>PT1H29M43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250" meta:character-count="1532" meta:non-whitespace-character-count="1289"/>
  </office:meta>
</office:document-meta>
</file>